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ecedario_punteada" svg:font-family="Abecedario_punteada" style:font-pitch="variable"/>
    <style:font-face style:name="Berenika" svg:font-family="Berenika" style:font-pitch="variable"/>
    <style:font-face style:name="JARDOTTY" svg:font-family="JARDOTTY" style:font-pitch="variable"/>
    <style:font-face style:name="Klaudia" svg:font-family="Klaudia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Streetwear" svg:font-family="Streetwear" style:font-pitch="variable"/>
    <style:font-face style:name="TeX Gyre Schola" svg:font-family="'TeX Gyre Schola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>
        <style:tab-stops>
          <style:tab-stop style:position="3.572cm"/>
        </style:tab-stops>
      </style:paragraph-properties>
      <style:text-properties style:font-name="TeX Gyre Schola" fo:font-size="15pt" officeooo:paragraph-rsid="001fa5c3" style:font-size-asian="15pt" style:font-name-complex="Garamond" style:font-size-complex="15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TeX Gyre Schola" fo:font-size="14pt" officeooo:rsid="000515e9" officeooo:paragraph-rsid="001fa5c3" style:font-size-asian="14pt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start" style:justify-single-word="false">
        <style:tab-stops>
          <style:tab-stop style:position="3.572cm"/>
        </style:tab-stops>
      </style:paragraph-properties>
      <style:text-properties style:font-name="Klaudia" fo:font-size="22pt" officeooo:rsid="000515e9" officeooo:paragraph-rsid="001fa5c3" style:font-size-asian="22pt" style:font-name-complex="Garamond" style:font-size-complex="22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>
        <style:tab-stops>
          <style:tab-stop style:position="3.572cm"/>
        </style:tab-stops>
      </style:paragraph-properties>
      <style:text-properties style:font-name="TeX Gyre Schola" fo:font-size="15pt" officeooo:paragraph-rsid="00207f53" style:font-size-asian="15pt" style:font-name-complex="Garamond" style:font-size-complex="15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>
        <style:tab-stops>
          <style:tab-stop style:position="3.572cm"/>
        </style:tab-stops>
      </style:paragraph-properties>
      <style:text-properties style:font-name="TeX Gyre Schola" fo:font-size="15pt" officeooo:paragraph-rsid="001fa5c3" style:font-size-asian="15pt" style:font-name-complex="Garamond" style:font-size-complex="15pt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>
        <style:tab-stops>
          <style:tab-stop style:position="3.572cm"/>
        </style:tab-stops>
      </style:paragraph-properties>
      <style:text-properties officeooo:paragraph-rsid="00207f53"/>
    </style:style>
    <style:style style:name="P7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>
        <style:tab-stops>
          <style:tab-stop style:position="3.572cm"/>
        </style:tab-stops>
      </style:paragraph-properties>
      <style:text-properties style:font-name="Garamond" fo:font-size="10pt" officeooo:paragraph-rsid="0022ffaf" style:font-size-asian="10pt" style:font-name-complex="Garamond" style:font-size-complex="15pt"/>
    </style:style>
    <style:style style:name="T1" style:family="text">
      <style:text-properties officeooo:rsid="001fa5c3"/>
    </style:style>
    <style:style style:name="T2" style:family="text">
      <style:text-properties officeooo:rsid="000a362c"/>
    </style:style>
    <style:style style:name="T3" style:family="text">
      <style:text-properties style:font-name="JARDOTTY"/>
    </style:style>
    <style:style style:name="T4" style:family="text">
      <style:text-properties style:font-name="TeX Gyre Schola" fo:font-size="15pt" style:font-size-asian="15pt" style:font-name-complex="Garamond" style:font-size-complex="15pt"/>
    </style:style>
    <style:style style:name="T5" style:family="text">
      <style:text-properties style:font-name="TeX Gyre Schola" fo:font-size="15pt" officeooo:rsid="00207f53" style:font-size-asian="15pt" style:font-name-complex="Garamond" style:font-size-complex="15pt"/>
    </style:style>
    <style:style style:name="T6" style:family="text">
      <style:text-properties officeooo:rsid="00207f5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ffaf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07f5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1199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2b61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2ffaf" style:font-style-asian="italic" style:font-weight-asian="bold" style:font-style-complex="italic" style:font-weight-complex="bold"/>
    </style:style>
    <style:style style:name="T14" style:family="text">
      <style:text-properties officeooo:rsid="0022b61f"/>
    </style:style>
    <style:style style:name="T15" style:family="text">
      <style:text-properties officeooo:rsid="0022ff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3">Chapter XX<text:span text:style-name="T2">VII</text:span> – <text:span text:style-name="T1">Our Blessed Lady</text:span></text:p>
      <text:p text:style-name="P1">1. Scripture tells us that Mary is the <text:s/>_ _ _ _ _ _ _ <text:s/>of Christ.</text:p>
      <text:p text:style-name="P1">2. It also tells us that Christ is truly <text:s/>_ _ _ _ _ _ _ .</text:p>
      <text:p text:style-name="P1">3. Hence, it is revealed that Mary is the <text:s/>_ _ _ _ _ _ _ <text:s/>of God.</text:p>
      <text:p text:style-name="P4">4. Speaking of the marriage feast at Cana, St. John says:</text:p>
      <text:p text:style-name="P4"><text:tab/>“The <text:s/>_ _ _ _ _ _ _ <text:s/>of Jesus was there.”</text:p>
      <text:p text:style-name="P1">5. The Magi found the infant Christ “with Mary, His <text:s/>_ _ _ _ _ _ _ .”</text:p>
      <text:p text:style-name="P1">6. Scripture says: “There stood by the side of the Cross of Jesus, His <text:s/>_ _ _ _ _ _ _ .”</text:p>
      <text:p text:style-name="P6"><text:span text:style-name="T4">7. The names of three great Creeds are: <text:s/>_ _ _ _ _ _ _ <text:s text:c="2"/>, <text:s/>_ _ _ _ _ _ _ <text:s text:c="2"/>, </text:span><text:span text:style-name="T5">and</text:span><text:span text:style-name="T4"> <text:s text:c="2"/>_ _ _ _ _ _ _ </text:span></text:p>
      <text:p text:style-name="P1">8. The Divine Maternity was defined at the Council of <text:s/>_ _ _ _ _ _ _ <text:s/>in 4<text:span text:style-name="T6">3</text:span>1.</text:p>
      <text:p text:style-name="P1">9. As Mother of God, Our Lady has a relation of (<text:span text:style-name="T3">consanguinity</text:span>) (<text:span text:style-name="T3">affinity</text:span>) with the Father; a relation of <text:s/>_ _ _ _ _ _ _ <text:s/>with the Son; and a relation of <text:s/>_ _ _ _ _ _ _ <text:s/>with the Holy Ghost.</text:p>
      <text:p text:style-name="P1">10. Only two beings can look at Christ and say: “This is my Son.” These are <text:s/>_ _ _ _ _ _ _ <text:s/>and <text:s/>_ _ _ _ _ _ _ .</text:p>
      <text:p text:style-name="P1">11. By the Immaculate Conception we mean that Mary was free from <text:s/>_ _ _ _ _ _ _ <text:s/>sin.</text:p>
      <text:p text:style-name="P1">12. We accept the Immaculate Conception by an act of (<text:span text:style-name="T3">divine</text:span>) (<text:span text:style-name="T3">ecclesiastical</text:span>) faith.</text:p>
      <text:p text:style-name="P1">13. The angel said to Mary: “Hail, full of <text:s/>_ _ _ _ _ _ _ , the Lord is with thee.”</text:p>
      <text:p text:style-name="P1">14. The prophet Isaias said: “A <text:s/>_ _ _ _ _ _ _ <text:s/>shall conceive and bear a Son.”</text:p>
      <text:p text:style-name="P1"><text:soft-page-break/>15. Mary's initial grace was (<text:span text:style-name="T3">less than</text:span>) (<text:span text:style-name="T3">equal to</text:span>) (<text:span text:style-name="T3">greater than</text:span>) the graces given to angels and all other human beings together.</text:p>
      <text:p text:style-name="P1">16. She increased her grace daily by performing acts of more intense <text:s text:c="3"/>_ _ _ _ _ _ _ .</text:p>
      <text:p text:style-name="P1">17. She had all the supernatural virtues except <text:s/>_ _ _ _ _ _ _ .</text:p>
      <text:p text:style-name="P1">18. She merited for us on the score of <text:s/>_ _ _ _ _ _ _ <text:s/>all that Christ merited in strict justice.</text:p>
      <text:p text:style-name="P1">19. Hence, she is called “the <text:s/>_ _ _ _ _ _ _ <text:s/>of the world.”</text:p>
      <text:p text:style-name="P1">20. Since all grace comes through her, she is also called the <text:s/>_ _ _ _ _ _ _ .</text:p>
      <text:p text:style-name="P1">21. Just as Christ is our King, Our Lady is our <text:s/>_ _ _ _ _ _ _ .</text:p>
      <text:p text:style-name="P1">22. Simeon said to her in the Temple: “Thy own soul a <text:s/>_ _ _ _ _ _ _ <text:s/>shall pierce.”</text:p>
      <text:p text:style-name="P1">23. Our Lady became our Mother when she <text:s/>_ _ _ _ _ _ _ .</text:p>
      <text:p text:style-name="P1">24. Christ proclaimed her universal motherhood when He said to St. John who represented us all: “Behold thy <text:s/>_ _ _ _ _ _ _ .”</text:p>
      <text:p text:style-name="P1">25. Mary (<text:span text:style-name="T3">is</text:span>) (<text:span text:style-name="T3">is not</text:span>) all-powerful in her intercession.</text:p>
      <text:p text:style-name="P1">26. The Assumption was defined as an article of divine faith in the year <text:s/>_ _ _ _ _ _ _ .</text:p>
      <text:p text:style-name="P1">27. It means that, immediately after her death, Mary was taken up <text:s/>_ _ _ _ _ _ _ <text:s/>and soul into heaven.</text:p>
      <text:p text:style-name="P1">28. In other words, the general <text:s/>_ _ _ _ _ _ _ <text:s/>was anticipated for her, as it was for Her Son.</text:p>
      <text:p text:style-name="P1">29. The Hail Mary is a precious prayer, because in it I ask for two all-important graces: that needed at the present moment, and that of <text:s/>_ _ _ _ _ _ _ .</text:p>
      <text:p text:style-name="P1">30. This is an age-old saying in the Church: “A devoted servant of <text:s text:c="3"/>_ _ _ _ _ _ _ <text:s/>will never perish.”</text:p>
      <text:p text:style-name="P1"/>
      <text:p text:style-name="P7">1. Scripture tells us that Mary is the (<text:span text:style-name="T10">Mother</text:span>) of Christ. 2. It also tells us that Christ is truly (<text:span text:style-name="T10">God</text:span>). 3. Hence, it is revealed that Mary is the (<text:span text:style-name="T10">Mother</text:span>) of God. 4. Speaking of the marriage feast at Cana, St. John says: “The (<text:span text:style-name="T10">Mother</text:span>) of Jesus was there.” 5. The Magi found the infant Christ “with Mary, His (<text:span text:style-name="T10">Mother</text:span>).” 6. Scripture says: “There stood by the side of the Cross of Jesus, His (<text:span text:style-name="T10">Mother</text:span>).” 7. The names of three great Creeds are: (<text:span text:style-name="T10">Apostles, Nicene and Athanasian</text:span>). 8. The Divine Maternity was defined at the Council of (<text:span text:style-name="T10">Ephesus</text:span>) in 4<text:span text:style-name="T6">3</text:span>1. 9. As Mother of God, Our Lady has a relation of (consanguinity) (<text:span text:style-name="T9">affinity</text:span>) with the Father; a relation of (<text:span text:style-name="T11">consanguinity</text:span>) with the Son; and a relation of (<text:span text:style-name="T11">affinity</text:span>) with the Holy Ghost. 10. Only two beings can look at Christ and say: “This is my Son.” These are (<text:span text:style-name="T11">God the Father</text:span>) and (<text:span text:style-name="T11">Our Lady</text:span>). 11. By the Immaculate Conception we mean that Mary was free from (<text:span text:style-name="T11">Original</text:span>) sin. 12. We accept the Immaculate Conception by an act of (<text:span text:style-name="T9">divine</text:span>) (ecclesiastical) faith. 13. The angel said to Mary: “Hail, full of (<text:span text:style-name="T12">grace</text:span>), the Lord is with thee.” 14. The prophet Isaias said: “A (<text:span text:style-name="T12">virgin</text:span>) shall conceive and bear a Son.” 15. Mary's initial grace was (less than) (equal to) (<text:span text:style-name="T9">greater than</text:span>) the graces given to angels and all other human beings together. 16. She increased her grace daily by performing acts of more intense (<text:span text:style-name="T12">charity</text:span>). 17. She had all the supernatural virtues except (<text:span text:style-name="T12">penance</text:span>). 18. She merited for us on the score of (<text:span text:style-name="T12">friendship</text:span>) all that Christ merited in strict justice. 19. Hence, she is called “the (<text:span text:style-name="T12">Co-Redemptrix</text:span>) of the world.” 20. Since all grace comes through her, she is also called the (<text:span text:style-name="T12">Mediatrix</text:span>). 21. Just as Christ is our King, Our Lady is our (<text:span text:style-name="T12">Queen</text:span>). 22. Simeon said to her in the Temple: “Thy own soul a (<text:span text:style-name="T12">sword</text:span>) shall pierce.” 23. Our Lady became our Mother when she (<text:span text:style-name="T13">gave her consent to the Incarnation</text:span>). 24. Christ proclaimed her universal motherhood when He said to St. John who represented us all: “Behold thy (<text:span text:style-name="T13">Mother</text:span>).” 25. Mary (<text:span text:style-name="T9">is</text:span>) (is not) all-powerful in her intercession. 26. The Assumption was defined as an article of divine faith in the year (<text:span text:style-name="T13">1950</text:span>). 27. It means that, immediately after her death, Mary was taken up (<text:span text:style-name="T13">body</text:span>) and soul into heaven. 28. In other words, the general (<text:span text:style-name="T13">resurrection</text:span>) was anticipated for her, as it was for Her Son. 29. The Hail Mary is a precious prayer, because in it I ask for two all-important graces: that needed at the present moment, and that of (<text:span text:style-name="T13">a happy death</text:span>). 30. This is an age-old saying in the Church: “A devoted servant of (<text:span text:style-name="T13">Mary</text:span>) will never perish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ecedario_punteada" svg:font-family="Abecedario_punteada" style:font-pitch="variable"/>
    <style:font-face style:name="Berenika" svg:font-family="Berenika" style:font-pitch="variable"/>
    <style:font-face style:name="JARDOTTY" svg:font-family="JARDOTTY" style:font-pitch="variable"/>
    <style:font-face style:name="Klaudia" svg:font-family="Klaudia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Streetwear" svg:font-family="Streetwear" style:font-pitch="variable"/>
    <style:font-face style:name="TeX Gyre Schola" svg:font-family="'TeX Gyre Schola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0:34:48.926359856</meta:creation-date>
    <dc:date>2016-04-06T11:30:54.359267394</dc:date>
    <meta:editing-duration>PT14M4S</meta:editing-duration>
    <meta:editing-cycles>3</meta:editing-cycles>
    <meta:generator>LibreOffice/5.1.2.1.0$Linux_X86_64 LibreOffice_project/10m0$Build-1</meta:generator>
    <meta:print-date>2016-04-06T10:51:41.051466490</meta:print-date>
    <meta:document-statistic meta:table-count="0" meta:image-count="0" meta:object-count="0" meta:page-count="3" meta:paragraph-count="34" meta:word-count="1113" meta:character-count="5305" meta:non-whitespace-character-count="4167"/>
  </office:meta>
</office:document-meta>
</file>